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center" draw:textarea-vertical-align="middle"/>
    </style:style>
    <style:style style:name="gr2" style:family="graphic" style:parent-style-name="standard">
      <style:graphic-properties svg:stroke-width="0.051cm" draw:marker-start-width="0.381cm" draw:marker-end="Arrow" draw:marker-end-width="0.33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6.05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12.09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0.188cm"/>
    </style:style>
    <style:style style:name="gr6" style:family="graphic" style:parent-style-name="objectwithoutfill">
      <style:graphic-properties svg:stroke-width="0.051cm" svg:stroke-color="#000000" draw:marker-start-width="0.457cm" draw:marker-end-width="0.457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dash" draw:stroke-dash="Ultrafine_20_Dashed" svg:stroke-width="0.051cm" svg:stroke-color="#000000" draw:marker-start-width="0.457cm" draw:marker-end-width="0.457cm" draw:fill="none" draw:textarea-horizontal-align="justify" draw:textarea-vertical-align="middle" draw:auto-grow-height="false" fo:min-height="1.028cm" fo:min-width="1.387cm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svg:stroke-color="#ed1c24" draw:marker-start="Rounded_20_short_20_Arrow" draw:marker-start-width="0.305cm" draw:marker-end-width="0.457cm" draw:fill="none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svg:stroke-color="#5c2d91" draw:marker-start-width="0.457cm" draw:marker-end-width="0.457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svg:stroke-color="#5c2d91" draw:marker-start-width="0.457cm" draw:marker-end="Arrow" draw:marker-end-width="0.254cm" draw:fill="none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svg:stroke-color="#21409a" draw:marker-start="Rounded_20_short_20_Arrow" draw:marker-start-width="0.305cm" draw:marker-end-width="0.457cm" draw:fill="none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3cm" fo:min-width="2.239cm"/>
    </style:style>
    <style:style style:name="gr15" style:family="graphic" style:parent-style-name="objectwithoutfill">
      <style:graphic-properties svg:stroke-width="0.051cm" svg:stroke-color="#21409a" draw:marker-start="Rounded_20_short_20_Arrow" draw:marker-start-width="0.254cm" draw:marker-end-width="0.457cm" draw:fill="none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ed1c24" draw:marker-start="Rounded_20_short_20_Arrow" draw:marker-start-width="0.254cm" draw:marker-end-width="0.457cm" draw:fill="none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00b6bd" draw:marker-start="Arrow" draw:marker-start-width="0.152cm" draw:marker-end="Arrow" draw:marker-end-width="0.152cm" draw:fill="none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svg:stroke-color="#000000" draw:marker-start-width="0.457cm" draw:marker-end="Arrow" draw:marker-end-width="0.254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5pt" style:font-size-asian="15pt" style:font-size-complex="15pt"/>
    </style:style>
    <style:style style:name="P5" style:family="paragraph">
      <style:text-properties fo:font-size="16pt"/>
    </style:style>
    <style:style style:name="P6" style:family="paragraph">
      <loext:graphic-properties draw:fill="none" draw:fill-color="#ffffff"/>
      <style:text-properties style:font-name="Symbol" fo:font-size="16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14pt" style:font-size-asian="18pt" style:font-size-complex="18pt"/>
    </style:style>
    <style:style style:name="P9" style:family="paragraph">
      <loext:graphic-properties draw:fill="none" draw:fill-color="#ffffff"/>
      <style:text-properties fo:font-size="14pt" fo:font-style="italic" style:font-size-asian="18pt" style:font-style-asian="italic" style:font-size-complex="18pt" style:font-style-complex="italic"/>
    </style:style>
    <style:style style:name="P10" style:family="paragraph">
      <style:text-properties fo:font-size="12pt" style:font-size-asian="18pt" style:font-size-complex="18pt"/>
    </style:style>
    <style:style style:name="P11" style:family="paragraph">
      <loext:graphic-properties draw:fill="none" draw:fill-color="#ffffff"/>
      <style:text-properties fo:font-size="12pt" style:font-size-asian="18pt" style:font-size-complex="18pt"/>
    </style:style>
    <style:style style:name="P12" style:family="paragraph">
      <style:text-properties fo:font-style="italic" style:font-style-asian="italic" style:font-style-complex="italic"/>
    </style:style>
    <style:style style:name="P13" style:family="paragraph">
      <loext:graphic-properties draw:fill="none" draw:fill-color="#ffffff"/>
      <style:text-properties fo:color="#ed1c24" fo:font-size="18pt" fo:font-style="italic" style:font-size-asian="18pt" style:font-style-asian="italic" style:font-size-complex="18pt" style:font-style-complex="italic"/>
    </style:style>
    <style:style style:name="P14" style:family="paragraph">
      <style:paragraph-properties fo:text-align="center" style:writing-mode="lr-tb"/>
      <style:text-properties fo:font-size="12pt" style:font-size-asian="18pt" style:font-size-complex="18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2pt" style:font-size-asian="18pt" style:font-size-complex="18pt"/>
    </style:style>
    <style:style style:name="P16" style:family="paragraph">
      <loext:graphic-properties draw:fill="none" draw:fill-color="#ffffff"/>
      <style:text-properties fo:font-size="18pt" style:text-underline-style="solid" style:text-underline-width="auto" style:text-underline-color="font-color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style:text-position="sub 58%" fo:font-size="12pt" style:font-size-asian="12pt" style:font-size-complex="12pt"/>
    </style:style>
    <style:style style:name="T4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style:font-name="Symbol" fo:font-size="15pt" style:font-size-asian="15pt" style:font-size-complex="15pt"/>
    </style:style>
    <style:style style:name="T7" style:family="text">
      <style:text-properties fo:font-size="15pt" fo:font-style="italic" style:font-size-asian="15pt" style:font-style-asian="italic" style:font-size-complex="15pt" style:font-style-complex="italic"/>
    </style:style>
    <style:style style:name="T8" style:family="text">
      <style:text-properties style:font-name="Symbol" fo:font-size="16pt" style:font-size-asian="12pt" style:font-size-complex="12pt"/>
    </style:style>
    <style:style style:name="T9" style:family="text">
      <style:text-properties fo:font-size="14pt" fo:font-style="italic" style:font-size-asian="18pt" style:font-style-asian="italic" style:font-size-complex="18pt" style:font-style-complex="italic"/>
    </style:style>
    <style:style style:name="T10" style:family="text">
      <style:text-properties style:font-name="Liberation Sans1" fo:font-size="12pt" style:font-name-asian="Liberation Sans1" style:font-size-asian="18pt" style:font-name-complex="Liberation Sans1" style:font-size-complex="18pt"/>
    </style:style>
    <style:style style:name="T11" style:family="text">
      <style:text-properties fo:font-size="12pt" style:font-size-asian="18pt" style:font-size-complex="18pt"/>
    </style:style>
    <style:style style:name="T12" style:family="text">
      <style:text-properties fo:font-size="12pt" fo:font-style="italic" style:font-size-asian="18pt" style:font-style-asian="italic" style:font-size-complex="18pt" style:font-style-complex="italic"/>
    </style:style>
    <style:style style:name="T13" style:family="text">
      <style:text-properties fo:color="#ed1c24" fo:font-size="18pt" fo:font-style="italic" style:font-size-asian="18pt" style:font-style-asian="italic" style:font-size-complex="18pt" style:font-style-complex="italic"/>
    </style:style>
    <style:style style:name="T14" style:family="text">
      <style:text-properties fo:font-size="18pt" style:text-underline-style="solid" style:text-underline-width="auto" style:text-underline-color="font-color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798cm" svg:height="0.646cm" svg:x="9.978cm" svg:y="7.702cm">
          <text:p/>
        </draw:rect>
        <draw:line draw:style-name="gr2" draw:text-style-name="P2" draw:layer="layout" svg:x1="6.364cm" svg:y1="3.417cm" svg:x2="8.148cm" svg:y2="3.434cm">
          <text:p/>
        </draw:line>
        <draw:frame draw:style-name="gr3" draw:text-style-name="P3" draw:layer="layout" svg:width="6.551cm" svg:height="0.864cm" svg:x="8.811cm" svg:y="5.133cm">
          <draw:text-box>
            <text:p><text:span text:style-name="T1">S</text:span><text:span text:style-name="T1">p</text:span><text:span text:style-name="T1">i</text:span><text:span text:style-name="T1">n</text:span><text:span text:style-name="T1">s </text:span><text:span text:style-name="T1">s</text:span><text:span text:style-name="T1">t</text:span><text:span text:style-name="T1">a</text:span><text:span text:style-name="T1">rt </text:span><text:span text:style-name="T1">f</text:span><text:span text:style-name="T1">a</text:span><text:span text:style-name="T1">n</text:span><text:span text:style-name="T1">n</text:span><text:span text:style-name="T1">i</text:span><text:span text:style-name="T1">n</text:span><text:span text:style-name="T1">g </text:span><text:span text:style-name="T1">o</text:span><text:span text:style-name="T1">u</text:span><text:span text:style-name="T1">t </text:span><text:span text:style-name="T1">d</text:span><text:span text:style-name="T1">u</text:span><text:span text:style-name="T1">e </text:span><text:span text:style-name="T1">t</text:span><text:span text:style-name="T1">o </text:span><text:span text:style-name="T2">T</text:span><text:span text:style-name="T3">2</text:span></text:p>
          </draw:text-box>
        </draw:frame>
        <draw:frame draw:style-name="gr4" draw:text-style-name="P4" draw:layer="layout" svg:width="12.597cm" svg:height="0.899cm" svg:x="1.422cm" svg:y="11.597cm">
          <draw:text-box>
            <text:p><text:span text:style-name="T4">P</text:span><text:span text:style-name="T4">u</text:span><text:span text:style-name="T4">l</text:span><text:span text:style-name="T4">s</text:span><text:span text:style-name="T4">e</text:span><text:span text:style-name="T4"> </text:span><text:span text:style-name="T4">s</text:span><text:span text:style-name="T4">e</text:span><text:span text:style-name="T4">q</text:span><text:span text:style-name="T4">u</text:span><text:span text:style-name="T4">e</text:span><text:span text:style-name="T4">n</text:span><text:span text:style-name="T4">c</text:span><text:span text:style-name="T4">e</text:span><text:span text:style-name="T4">:</text:span><text:span text:style-name="T5"> </text:span><text:span text:style-name="T6">p</text:span><text:span text:style-name="T5">/</text:span><text:span text:style-name="T5">2</text:span><text:span text:style-name="T5">(</text:span><text:span text:style-name="T7">x</text:span><text:span text:style-name="T5">)</text:span><text:span text:style-name="T5"> </text:span><text:span text:style-name="T5">–</text:span><text:span text:style-name="T5"> </text:span><text:span text:style-name="T6">t</text:span><text:span text:style-name="T5"> </text:span><text:span text:style-name="T5">–</text:span><text:span text:style-name="T5"> </text:span><text:span text:style-name="T6">p</text:span><text:span text:style-name="T5">(</text:span><text:span text:style-name="T7">y</text:span><text:span text:style-name="T5">)</text:span><text:span text:style-name="T5"> </text:span><text:span text:style-name="T5">–</text:span><text:span text:style-name="T5"> </text:span><text:span text:style-name="T6">t</text:span><text:span text:style-name="T5"> </text:span><text:span text:style-name="T5">–</text:span><text:span text:style-name="T5"> </text:span><text:span text:style-name="T5">&lt;</text:span><text:span text:style-name="T5">s</text:span><text:span text:style-name="T5">p</text:span><text:span text:style-name="T5">i</text:span><text:span text:style-name="T5">n</text:span><text:span text:style-name="T5"> </text:span><text:span text:style-name="T5">e</text:span><text:span text:style-name="T5">c</text:span><text:span text:style-name="T5">h</text:span><text:span text:style-name="T5">o</text:span><text:span text:style-name="T5">&gt;</text:span></text:p>
          </draw:text-box>
        </draw:frame>
        <draw:frame draw:style-name="gr5" draw:text-style-name="P6" draw:layer="layout" svg:width="0.748cm" svg:height="0.772cm" svg:x="6.791cm" svg:y="3.613cm">
          <draw:text-box>
            <text:p text:style-name="P5"><text:span text:style-name="T8">t</text:span></text:p>
          </draw:text-box>
        </draw:frame>
        <draw:line draw:style-name="gr6" draw:text-style-name="P7" draw:layer="layout" svg:x1="3.252cm" svg:y1="0.937cm" svg:x2="3.235cm" svg:y2="4.701cm">
          <text:p/>
        </draw:line>
        <draw:line draw:style-name="gr6" draw:text-style-name="P7" draw:layer="layout" svg:x1="1.372cm" svg:y1="2.292cm" svg:x2="4.9cm" svg:y2="3.841cm">
          <text:p/>
        </draw:line>
        <draw:line draw:style-name="gr6" draw:text-style-name="P7" draw:layer="layout" svg:x1="1.587cm" svg:y1="4.142cm" svg:x2="4.771cm" svg:y2="2.142cm">
          <text:p/>
        </draw:line>
        <draw:frame draw:style-name="gr7" draw:text-style-name="P9" draw:layer="layout" svg:width="0.82cm" svg:height="0.802cm" svg:x="0.942cm" svg:y="3.863cm">
          <draw:text-box>
            <text:p text:style-name="P8"><text:span text:style-name="T9">x</text:span></text:p>
          </draw:text-box>
        </draw:frame>
        <draw:frame draw:style-name="gr8" draw:text-style-name="P9" draw:layer="layout" svg:width="0.748cm" svg:height="0.802cm" svg:x="4.879cm" svg:y="3.412cm">
          <draw:text-box>
            <text:p text:style-name="P8"><text:span text:style-name="T9">y</text:span></text:p>
          </draw:text-box>
        </draw:frame>
        <draw:frame draw:style-name="gr8" draw:text-style-name="P9" draw:layer="layout" svg:width="0.748cm" svg:height="0.802cm" svg:x="3.15cm" svg:y="0.293cm">
          <draw:text-box>
            <text:p text:style-name="P8"><text:span text:style-name="T9">z</text:span></text:p>
          </draw:text-box>
        </draw:frame>
        <draw:custom-shape draw:style-name="gr9" draw:text-style-name="P7" draw:layer="layout" svg:width="2.739cm" svg:height="1.878cm" svg:x="1.866cm" svg:y="2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7" draw:layer="layout" svg:x1="3.245cm" svg:y1="1.367cm" svg:x2="3.243cm" svg:y2="3.092cm">
          <text:p/>
        </draw:line>
        <draw:g>
          <draw:path draw:style-name="gr11" draw:text-style-name="P7" draw:layer="layout" svg:width="1.664cm" svg:height="1.011cm" draw:transform="rotate (-0.341910000465689) translate (3.24400000341752cm 1.40299999039718cm)" svg:viewBox="0 0 1665 1012" svg:d="M0 0c1465 0 1665 1012 1665 1012">
            <text:p/>
          </draw:path>
          <draw:line draw:style-name="gr12" draw:text-style-name="P7" draw:layer="layout" svg:x1="4.482cm" svg:y1="2.895cm" svg:x2="4.463cm" svg:y2="3.632cm">
            <text:p/>
          </draw:line>
        </draw:g>
        <draw:frame draw:style-name="gr8" draw:text-style-name="P11" draw:layer="layout" svg:width="2.42cm" svg:height="0.725cm" svg:x="1.918cm" svg:y="4.786cm">
          <draw:text-box>
            <text:p text:style-name="P10"><text:span text:style-name="T10">π</text:span><text:span text:style-name="T11">(</text:span><text:span text:style-name="T12">x</text:span><text:span text:style-name="T11">)</text:span><text:span text:style-name="T11"> </text:span><text:span text:style-name="T11">p</text:span><text:span text:style-name="T11">u</text:span><text:span text:style-name="T11">l</text:span><text:span text:style-name="T11">s</text:span><text:span text:style-name="T11">e</text:span></text:p>
          </draw:text-box>
        </draw:frame>
        <draw:frame draw:style-name="gr8" draw:text-style-name="P13" draw:layer="layout" svg:width="1.031cm" svg:height="0.962cm" svg:x="2.111cm" svg:y="1.057cm">
          <draw:text-box>
            <text:p text:style-name="P12"><text:span text:style-name="T13">M</text:span></text:p>
          </draw:text-box>
        </draw:frame>
        <draw:line draw:style-name="gr6" draw:text-style-name="P7" draw:layer="layout" svg:x1="11.022cm" svg:y1="1.033cm" svg:x2="11.005cm" svg:y2="4.797cm">
          <text:p/>
        </draw:line>
        <draw:line draw:style-name="gr6" draw:text-style-name="P7" draw:layer="layout" svg:x1="9.142cm" svg:y1="2.388cm" svg:x2="12.67cm" svg:y2="3.937cm">
          <text:p/>
        </draw:line>
        <draw:line draw:style-name="gr6" draw:text-style-name="P7" draw:layer="layout" svg:x1="9.357cm" svg:y1="4.238cm" svg:x2="12.541cm" svg:y2="2.238cm">
          <text:p/>
        </draw:line>
        <draw:frame draw:style-name="gr7" draw:text-style-name="P9" draw:layer="layout" svg:width="0.82cm" svg:height="0.802cm" svg:x="8.712cm" svg:y="3.959cm">
          <draw:text-box>
            <text:p text:style-name="P8"><text:span text:style-name="T9">x</text:span></text:p>
          </draw:text-box>
        </draw:frame>
        <draw:frame draw:style-name="gr8" draw:text-style-name="P9" draw:layer="layout" svg:width="0.748cm" svg:height="0.802cm" svg:x="12.649cm" svg:y="3.508cm">
          <draw:text-box>
            <text:p text:style-name="P8"><text:span text:style-name="T9">y</text:span></text:p>
          </draw:text-box>
        </draw:frame>
        <draw:frame draw:style-name="gr8" draw:text-style-name="P9" draw:layer="layout" svg:width="0.748cm" svg:height="0.802cm" svg:x="10.92cm" svg:y="0.389cm">
          <draw:text-box>
            <text:p text:style-name="P8"><text:span text:style-name="T9">z</text:span></text:p>
          </draw:text-box>
        </draw:frame>
        <draw:custom-shape draw:style-name="gr9" draw:text-style-name="P7" draw:layer="layout" svg:width="2.739cm" svg:height="1.878cm" svg:x="9.636cm" svg:y="2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7" draw:layer="layout" svg:x1="11.529cm" svg:y1="4.07cm" svg:x2="11.011cm" svg:y2="3.192cm">
          <text:p/>
        </draw:line>
        <draw:line draw:style-name="gr13" draw:text-style-name="P7" draw:layer="layout" svg:x1="12.344cm" svg:y1="3.202cm" svg:x2="11cm" svg:y2="3.202cm">
          <text:p/>
        </draw:line>
        <draw:frame draw:style-name="gr14" draw:text-style-name="P3" draw:layer="layout" svg:width="2.739cm" svg:height="0.725cm" svg:x="12.27cm" svg:y="2.965cm">
          <draw:text-box>
            <text:p><text:span text:style-name="T1">Slow spins</text:span></text:p>
          </draw:text-box>
        </draw:frame>
        <draw:frame draw:style-name="gr14" draw:text-style-name="P3" draw:layer="layout" svg:width="2.739cm" svg:height="0.725cm" svg:x="11.224cm" svg:y="4.095cm">
          <draw:text-box>
            <text:p><text:span text:style-name="T1">F</text:span><text:span text:style-name="T1">a</text:span><text:span text:style-name="T1">s</text:span><text:span text:style-name="T1">t </text:span><text:span text:style-name="T1">s</text:span><text:span text:style-name="T1">p</text:span><text:span text:style-name="T1">i</text:span><text:span text:style-name="T1">n</text:span><text:span text:style-name="T1">s</text:span></text:p>
          </draw:text-box>
        </draw:frame>
        <draw:line draw:style-name="gr6" draw:text-style-name="P7" draw:layer="layout" svg:x1="3.322cm" svg:y1="6.634cm" svg:x2="3.305cm" svg:y2="10.398cm">
          <text:p/>
        </draw:line>
        <draw:line draw:style-name="gr6" draw:text-style-name="P7" draw:layer="layout" svg:x1="1.442cm" svg:y1="7.989cm" svg:x2="4.97cm" svg:y2="9.538cm">
          <text:p/>
        </draw:line>
        <draw:line draw:style-name="gr6" draw:text-style-name="P7" draw:layer="layout" svg:x1="1.657cm" svg:y1="9.839cm" svg:x2="4.841cm" svg:y2="7.839cm">
          <text:p/>
        </draw:line>
        <draw:frame draw:style-name="gr7" draw:text-style-name="P9" draw:layer="layout" svg:width="0.82cm" svg:height="0.802cm" svg:x="1.012cm" svg:y="9.56cm">
          <draw:text-box>
            <text:p text:style-name="P8"><text:span text:style-name="T9">x</text:span></text:p>
          </draw:text-box>
        </draw:frame>
        <draw:frame draw:style-name="gr8" draw:text-style-name="P9" draw:layer="layout" svg:width="0.748cm" svg:height="0.802cm" svg:x="4.949cm" svg:y="9.109cm">
          <draw:text-box>
            <text:p text:style-name="P8"><text:span text:style-name="T9">y</text:span></text:p>
          </draw:text-box>
        </draw:frame>
        <draw:frame draw:style-name="gr8" draw:text-style-name="P9" draw:layer="layout" svg:width="0.748cm" svg:height="0.802cm" svg:x="3.22cm" svg:y="5.99cm">
          <draw:text-box>
            <text:p text:style-name="P8"><text:span text:style-name="T9">z</text:span></text:p>
          </draw:text-box>
        </draw:frame>
        <draw:custom-shape draw:style-name="gr9" draw:text-style-name="P7" draw:layer="layout" svg:width="2.739cm" svg:height="1.878cm" svg:x="1.936cm" svg:y="7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7" draw:layer="layout" svg:x1="3.506cm" svg:y1="9.694cm" svg:x2="3.311cm" svg:y2="8.793cm">
          <text:p/>
        </draw:line>
        <draw:line draw:style-name="gr16" draw:text-style-name="P7" draw:layer="layout" svg:x1="4.551cm" svg:y1="8.41cm" svg:x2="3.3cm" svg:y2="8.803cm">
          <text:p/>
        </draw:line>
        <draw:frame draw:style-name="gr8" draw:text-style-name="P11" draw:layer="layout" svg:width="2.42cm" svg:height="0.725cm" svg:x="2.284cm" svg:y="10.698cm">
          <draw:text-box>
            <text:p text:style-name="P10"><text:span text:style-name="T10">π</text:span><text:span text:style-name="T11">(</text:span><text:span text:style-name="T12">y</text:span><text:span text:style-name="T11">)</text:span><text:span text:style-name="T11"> </text:span><text:span text:style-name="T11">p</text:span><text:span text:style-name="T11">u</text:span><text:span text:style-name="T11">l</text:span><text:span text:style-name="T11">s</text:span><text:span text:style-name="T11">e</text:span></text:p>
          </draw:text-box>
        </draw:frame>
        <draw:path draw:style-name="gr17" draw:text-style-name="P7" draw:layer="layout" svg:width="0.935cm" svg:height="0.83cm" draw:transform="rotate (1.67551608191456) translate (2.39099610334298cm 8.97200040955516cm)" svg:viewBox="0 0 936 831" svg:d="M0 0c505 0 557 10 620 17 62 6 245 100 245 100l71 135-76 312-390 267">
          <text:p/>
        </draw:path>
        <draw:line draw:style-name="gr2" draw:text-style-name="P2" draw:layer="layout" svg:x1="6.436cm" svg:y1="8.423cm" svg:x2="8.22cm" svg:y2="8.44cm">
          <text:p/>
        </draw:line>
        <draw:frame draw:style-name="gr5" draw:text-style-name="P6" draw:layer="layout" svg:width="0.748cm" svg:height="0.772cm" svg:x="6.863cm" svg:y="8.619cm">
          <draw:text-box>
            <text:p text:style-name="P5"><text:span text:style-name="T8">t</text:span></text:p>
          </draw:text-box>
        </draw:frame>
        <draw:line draw:style-name="gr6" draw:text-style-name="P7" draw:layer="layout" svg:x1="11.144cm" svg:y1="6.711cm" svg:x2="11.127cm" svg:y2="10.475cm">
          <text:p/>
        </draw:line>
        <draw:line draw:style-name="gr6" draw:text-style-name="P7" draw:layer="layout" svg:x1="9.264cm" svg:y1="8.066cm" svg:x2="12.792cm" svg:y2="9.615cm">
          <text:p/>
        </draw:line>
        <draw:line draw:style-name="gr6" draw:text-style-name="P7" draw:layer="layout" svg:x1="9.479cm" svg:y1="9.916cm" svg:x2="12.663cm" svg:y2="7.916cm">
          <text:p/>
        </draw:line>
        <draw:frame draw:style-name="gr7" draw:text-style-name="P9" draw:layer="layout" svg:width="0.82cm" svg:height="0.802cm" svg:x="8.834cm" svg:y="9.637cm">
          <draw:text-box>
            <text:p text:style-name="P8"><text:span text:style-name="T9">x</text:span></text:p>
          </draw:text-box>
        </draw:frame>
        <draw:frame draw:style-name="gr8" draw:text-style-name="P9" draw:layer="layout" svg:width="0.748cm" svg:height="0.802cm" svg:x="12.771cm" svg:y="9.186cm">
          <draw:text-box>
            <text:p text:style-name="P8"><text:span text:style-name="T9">y</text:span></text:p>
          </draw:text-box>
        </draw:frame>
        <draw:frame draw:style-name="gr8" draw:text-style-name="P9" draw:layer="layout" svg:width="0.748cm" svg:height="0.802cm" svg:x="11.042cm" svg:y="6.067cm">
          <draw:text-box>
            <text:p text:style-name="P8"><text:span text:style-name="T9">z</text:span></text:p>
          </draw:text-box>
        </draw:frame>
        <draw:custom-shape draw:style-name="gr9" draw:text-style-name="P7" draw:layer="layout" svg:width="2.739cm" svg:height="1.878cm" svg:x="9.758cm" svg:y="7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7" draw:layer="layout" svg:x1="12.281cm" svg:y1="9.378cm" svg:x2="11.135cm" svg:y2="8.866cm">
          <text:p/>
        </draw:line>
        <draw:frame draw:style-name="gr8" draw:text-style-name="P15" draw:layer="layout" svg:width="3.22cm" svg:height="1.199cm" svg:x="9.81cm" svg:y="10.56cm">
          <draw:text-box>
            <text:p text:style-name="P14"><text:span text:style-name="T11">S</text:span><text:span text:style-name="T11">p</text:span><text:span text:style-name="T11">i</text:span><text:span text:style-name="T11">n</text:span><text:span text:style-name="T11">s</text:span><text:span text:style-name="T11"> </text:span><text:span text:style-name="T11">r</text:span><text:span text:style-name="T11">e</text:span><text:span text:style-name="T11">p</text:span><text:span text:style-name="T11">h</text:span><text:span text:style-name="T11">a</text:span><text:span text:style-name="T11">s</text:span><text:span text:style-name="T11">e</text:span></text:p>
            <text:p text:style-name="P14"><text:span text:style-name="T11">“</text:span><text:span text:style-name="T11">S</text:span><text:span text:style-name="T11">p</text:span><text:span text:style-name="T11">i</text:span><text:span text:style-name="T11">n</text:span><text:span text:style-name="T11"> </text:span><text:span text:style-name="T11">e</text:span><text:span text:style-name="T11">c</text:span><text:span text:style-name="T11">h</text:span><text:span text:style-name="T11">o</text:span><text:span text:style-name="T11">”</text:span></text:p>
          </draw:text-box>
        </draw:frame>
        <draw:frame draw:style-name="gr8" draw:text-style-name="P16" draw:layer="layout" svg:width="4.659cm" svg:height="0.962cm" svg:x="5.347cm" svg:y="0.206cm">
          <draw:text-box>
            <text:p><text:span text:style-name="T14">R</text:span><text:span text:style-name="T14">o</text:span><text:span text:style-name="T14">t</text:span><text:span text:style-name="T14">a</text:span><text:span text:style-name="T14">t</text:span><text:span text:style-name="T14">i</text:span><text:span text:style-name="T14">n</text:span><text:span text:style-name="T14">g</text:span><text:span text:style-name="T14"> </text:span><text:span text:style-name="T14">f</text:span><text:span text:style-name="T14">r</text:span><text:span text:style-name="T14">a</text:span><text:span text:style-name="T14">m</text:span><text:span text:style-name="T14">e</text:span></text:p>
          </draw:text-box>
        </draw:frame>
        <draw:line draw:style-name="gr18" draw:text-style-name="P7" draw:layer="layout" svg:x1="11.474cm" svg:y1="4.065cm" svg:x2="10.848cm" svg:y2="4.45cm">
          <text:p/>
        </draw:line>
        <draw:line draw:style-name="gr18" draw:text-style-name="P7" draw:layer="layout" svg:x1="12.339cm" svg:y1="3.151cm" svg:x2="12.315cm" svg:y2="2.406cm">
          <text:p/>
        </draw:line>
        <draw:line draw:style-name="gr18" draw:text-style-name="P7" draw:layer="layout" svg:x1="3.493cm" svg:y1="9.72cm" svg:x2="4.458cm" svg:y2="9.668cm">
          <text:p/>
        </draw:line>
        <draw:line draw:style-name="gr18" draw:text-style-name="P7" draw:layer="layout" svg:x1="4.592cm" svg:y1="8.413cm" svg:x2="4.895cm" svg:y2="9.3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variable" style:font-charset="x-symbol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748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5-01T10:34:13.563241333</dc:date>
    <meta:generator>LibreOffice/5.4.6.2$Linux_X86_64 LibreOffice_project/40$Build-2</meta:generator>
    <meta:editing-duration>PT54M42S</meta:editing-duration>
    <meta:editing-cycles>20</meta:editing-cycles>
    <meta:document-statistic meta:object-count="56"/>
  </office:meta>
</office:document-meta>
</file>